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color="#282828" style:font-name="Georgia" fo:font-size="13pt" fo:background-color="#ffffff" style:font-name-asian="Georgia1" style:font-size-asian="13pt" style:font-name-complex="Georgia1" style:font-size-complex="13pt"/>
    </style:style>
    <style:style style:name="T2" style:family="text">
      <style:text-properties fo:color="#282828" style:font-name="Georgia" fo:font-size="13pt" fo:font-weight="bold" fo:background-color="#ffffff" style:font-name-asian="Georgia1" style:font-size-asian="13pt" style:font-weight-asian="bold" style:font-name-complex="Georgia1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CH1101</text:p>
      <text:p text:style-name="P1">Bow Valley College School of Creative Technologies</text:p>
      <text:p text:style-name="P1">Learning Contract</text:p>
      <text:p text:style-name="P1">Student Name: Scott Patterson</text:p>
      <text:p text:style-name="P1">Instructor: Alex Brown</text:p>
      <text:p text:style-name="P1"/>
      <text:p text:style-name="P1"/>
      <text:p text:style-name="Standard">What are your current skills in this subject matter:</text:p>
      <text:p text:style-name="Standard">I know a lot of HTML and CSS and JavaScript</text:p>
      <text:p text:style-name="Standard"/>
      <text:p text:style-name="Standard"/>
      <text:p text:style-name="Standard"/>
      <text:p text:style-name="Standard"/>
      <text:p text:style-name="Standard">Set S.M.A.R.T. goals for yourself in this course:</text:p>
      <text:p text:style-name="Standard"><text:span text:style-name="T2">S</text:span><text:span text:style-name="T1">pecific (Give a detailed description.)</text:span></text:p>
      <text:p text:style-name="Standard"><text:span text:style-name="T2">M</text:span><text:span text:style-name="T1">easurable (How will you know you've achieved it?)</text:span></text:p>
      <text:p text:style-name="Standard"><text:span text:style-name="T2">A</text:span><text:span text:style-name="T1">chievable (Is your objective reasonable?)</text:span></text:p>
      <text:p text:style-name="Standard"><text:span text:style-name="T2">R</text:span><text:span text:style-name="T1">esults-oriented (Phrase with the end result in mind.)</text:span></text:p>
      <text:p text:style-name="Standard"><text:span text:style-name="T2">T</text:span><text:span text:style-name="T1">ime-phased (Include a deadline.)</text:span></text:p>
      <text:p text:style-name="Standard">S – Teach my fellow classmates the tips and trick i know about making a user friendly web page</text:p>
      <text:p text:style-name="Standard"/>
      <text:p text:style-name="Standard">M – If the people I help pass the class</text:p>
      <text:p text:style-name="Standard"/>
      <text:p text:style-name="Standard">A – I fell it is</text:p>
      <text:p text:style-name="Standard"/>
      <text:p text:style-name="Standard">R – Teach it</text:p>
      <text:p text:style-name="Standard"/>
      <text:p text:style-name="Standard">T - <text:s/>By the end of the year</text:p>
      <text:p text:style-name="Standard"/>
      <text:p text:style-name="Standard"/>
      <text:p text:style-name="Standard">What are some strategies you will use to be successful in these goals?</text:p>
      <text:p text:style-name="Standard">Help people in class and out of class</text:p>
      <text:p text:style-name="Standard"/>
      <text:p text:style-name="Standard"/>
      <text:p text:style-name="Standard"/>
      <text:p text:style-name="Standard">How much time do you feel is going to be required for your success in this course and with these goals (In-class and outside of class)?</text:p>
      <text:p text:style-name="Standard">Depends on what people need help with and where they are at with it</text:p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none" style:font-size-asian="11pt" style:language-asian="en" style:country-asian="CA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font-name-asian="Arial2" style:font-size-asian="11pt" style:language-asian="en" style:country-asian="CA" style:font-name-complex="Arial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706cm" fo:margin-bottom="0.212cm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635cm" fo:margin-bottom="0.212cm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564cm" fo:margin-bottom="0.141cm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494cm" fo:margin-bottom="0.141cm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423cm" fo:margin-bottom="0.141cm" fo:keep-together="always" fo:keep-with-next="always"/>
      <style:text-properties fo:color="#666666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423cm" fo:margin-bottom="0.141cm" fo:keep-together="always" fo:keep-with-next="always"/>
      <style:text-properties fo:color="#666666" fo:font-style="italic" style:font-style-asian="italic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106cm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cm" fo:margin-bottom="0.564cm" fo:text-align="start" style:justify-single-word="false" fo:keep-together="always" fo:keep-with-next="always"/>
      <style:text-properties fo:color="#666666" fo:font-size="15pt" fo:font-style="italic" style:font-size-asian="15pt" style:font-style-asian="italic" style:font-size-complex="15pt" style:font-style-complex="italic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cott</meta:initial-creator>
    <meta:editing-cycles>2</meta:editing-cycles>
    <meta:creation-date>2018-09-06T03:48:00</meta:creation-date>
    <dc:date>2018-09-05T22:08:44.83</dc:date>
    <meta:editing-duration>P0D</meta:editing-duration>
    <meta:generator>OpenOffice/4.1.3$Win32 OpenOffice.org_project/413m1$Build-9783</meta:generator>
    <meta:document-statistic meta:table-count="0" meta:image-count="0" meta:object-count="0" meta:page-count="1" meta:paragraph-count="23" meta:word-count="182" meta:character-count="98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